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1" style:display-name="Images_Ingary.1" style:family="table-row">
      <style:table-row-properties style:min-row-height="4.498cm"/>
    </style:style>
    <style:style style:name="Images_5f_Ingary.A1" style:display-name="Images_Ingary.A1" style:family="table-cell">
      <style:table-cell-properties fo:padding="0cm" fo:border="none" style:writing-mode="page"/>
    </style:style>
    <style:style style:name="Images_5f_Ingary.2" style:display-name="Images_Ingary.2" style:family="table-row">
      <style:table-row-properties style:min-row-height="0.478cm"/>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1" style:display-name="Images_Radme.1" style:family="table-row">
      <style:table-row-properties style:min-row-height="7.011cm"/>
    </style:style>
    <style:style style:name="Images_5f_Radme.A1" style:display-name="Images_Radme.A1" style:family="table-cell">
      <style:table-cell-properties fo:padding="0cm" fo:border="none" style:writing-mode="page"/>
    </style:style>
    <style:style style:name="Images_5f_Radme.2" style:display-name="Images_Radme.2" style:family="table-row">
      <style:table-row-properties style:min-row-height="0.153cm"/>
    </style:style>
    <style:style style:name="Table1" style:family="table">
      <style:table-properties style:width="19.001cm" table:align="margins"/>
    </style:style>
    <style:style style:name="Table1.A" style:family="table-column">
      <style:table-column-properties style:column-width="6.334cm" style:rel-column-width="21845*"/>
    </style:style>
    <style:style style:name="Table1.A1" style:family="table-cell">
      <style:table-cell-properties fo:padding="0cm" fo:border="none" style:writing-mode="page"/>
    </style:style>
    <style:style style:name="P1" style:family="paragraph" style:parent-style-name="Table_20_Contents">
      <style:text-properties fo:language="en" fo:country="US"/>
    </style:style>
    <style:style style:name="P2" style:family="paragraph" style:parent-style-name="Picture">
      <style:text-properties fo:language="en" fo:country="US"/>
    </style:style>
    <style:style style:name="P3" style:family="paragraph" style:parent-style-name="Text_20_body">
      <style:text-properties officeooo:paragraph-rsid="001f853b"/>
    </style:style>
    <style:style style:name="P4" style:family="paragraph" style:parent-style-name="Table_20_Contents">
      <style:text-properties fo:color="#464453" fo:font-size="11pt" style:font-size-asian="11pt" style:font-size-complex="11pt"/>
    </style:style>
    <style:style style:name="P5" style:family="paragraph" style:parent-style-name="Table_20_Contents">
      <style:paragraph-properties fo:text-align="end" style:justify-single-word="false"/>
      <style:text-properties fo:color="#464453" fo:font-size="10pt" style:font-size-asian="10pt" style:font-size-complex="10pt"/>
    </style:style>
    <style:style style:name="P6" style:family="paragraph" style:parent-style-name="Table_20_Contents">
      <style:text-properties fo:language="en" fo:country="US" officeooo:paragraph-rsid="002642e4"/>
    </style:style>
    <style:style style:name="P7" style:family="paragraph" style:parent-style-name="Heading_20_2">
      <style:text-properties fo:language="en" fo:country="US"/>
    </style:style>
    <style:style style:name="P8"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language="en" fo:country="US"/>
    </style:style>
    <style:style style:name="T3" style:family="text">
      <style:text-properties fo:language="en" fo:country="US" officeooo:rsid="001ae73e"/>
    </style:style>
    <style:style style:name="T4" style:family="text">
      <style:text-properties fo:language="en" fo:country="US" officeooo:rsid="00134e72"/>
    </style:style>
    <style:style style:name="T5" style:family="text">
      <style:text-properties fo:language="en" fo:country="US" officeooo:rsid="004275d3"/>
    </style:style>
    <style:style style:name="T6" style:family="text">
      <style:text-properties fo:language="en" fo:country="US" officeooo:rsid="001917a2"/>
    </style:style>
    <style:style style:name="T7" style:family="text">
      <style:text-properties fo:language="en" fo:country="US" officeooo:rsid="001dbcdc"/>
    </style:style>
    <style:style style:name="T8" style:family="text">
      <style:text-properties fo:language="en" fo:country="US" officeooo:rsid="001f853b"/>
    </style:style>
    <style:style style:name="T9" style:family="text">
      <style:text-properties fo:language="en" fo:country="US" officeooo:rsid="00224d3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8" text:outline-level="1">Settings</text:h>
      <text:p text:style-name="Text_20_body"><text:span text:style-name="T7">Y</text:span><text:span text:style-name="T5">ou can find all the visual reference </text:span><text:span text:style-name="T6">in the last chapter “Additional reference images”.</text:span></text:p>
      <text:h text:style-name="P7" text:outline-level="2">Ingary</text:h>
      <text:p text:style-name="P3"><text:span text:style-name="T7">I</text:span><text:span text:style-name="T2">ngary is in the same condition in which the novel left </text:span><text:span text:style-name="T4">it</text:span><text:span text:style-name="T2">, with the peace and meekness that distinguish </text:span><text:span text:style-name="T4">it</text:span><text:span text:style-name="T2">. </text:span><text:span text:style-name="T8">It seems that spring never ends. The advice of Suliman made the Ingary’s King mild and wise. </text:span><text:span text:style-name="T2">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text:span><text:span text:style-name="T4">it’s possible</text:span><text:span text:style-name="T2"> to meet the most unlikely individuals.</text:span></text:p>
      <table:table table:name="Images_Ingary" table:style-name="Images_5f_Ingary">
        <table:table-column table:style-name="Images_5f_Ingary.A" table:number-columns-repeated="3"/>
        <table:table-row table:style-name="Images_5f_Ingary.1">
          <table:table-cell table:style-name="Images_5f_Ingary.A1" office:value-type="string">
            <text:p text:style-name="P1"><draw:frame draw:style-name="fr1" draw:name="Cornice1" text:anchor-type="paragraph" svg:width="6.332cm" draw:z-index="5"><draw:text-box fo:min-height="3.422cm"><text:p text:style-name="P2"><draw:frame draw:style-name="fr2" draw:name="Immagine29" text:anchor-type="as-char" svg:width="6.332cm" style:rel-width="100%" svg:height="3.422cm" style:rel-height="scale" draw:z-index="9"><draw:image xlink:href="../../Resources/Levels/Ingary/Kingsbury/Kingsbury.jpg" xlink:type="simple" xlink:show="embed" xlink:actuate="onLoad" loext:mime-type="image/jpeg"/></draw:frame><text:span text:style-name="T1"><text:line-break/></text:span>Picture <text:sequence text:ref-name="refPicture0" text:name="Picture" text:formula="ooow:Picture+1" style:num-format="1">1</text:sequence>: Kingsbury</text:p></draw:text-box></draw:frame></text:p>
          </table:table-cell>
          <table:table-cell table:style-name="Images_5f_Ingary.A1" office:value-type="string">
            <text:p text:style-name="P1"><draw:frame draw:style-name="fr1" draw:name="Cornice2" text:anchor-type="paragraph" svg:width="6.334cm" draw:z-index="1"><draw:text-box fo:min-height="2.02cm"><text:p text:style-name="P2"><draw:frame draw:style-name="fr2" draw:name="Immagine31" text:anchor-type="as-char" svg:width="6.334cm" style:rel-width="100%" svg:height="2.02cm" style:rel-height="scale" draw:z-index="2"><draw:image xlink:href="../../Resources/Levels/Ingary/Porthaven/Porthaven.jpg" xlink:type="simple" xlink:show="embed" xlink:actuate="onLoad" loext:mime-type="image/jpeg"/></draw:frame><text:span text:style-name="T1"><text:line-break/></text:span>Picture <text:sequence text:ref-name="refPicture1" text:name="Picture" text:formula="ooow:Picture+1" style:num-format="1">2</text:sequence>: Porthaven</text:p></draw:text-box></draw:frame></text:p>
          </table:table-cell>
          <table:table-cell table:style-name="Images_5f_Ingary.A1" office:value-type="string">
            <text:p text:style-name="P1"><draw:frame draw:style-name="fr1" draw:name="Cornice3" text:anchor-type="paragraph" svg:width="6.334cm" draw:z-index="0"><draw:text-box fo:min-height="3.833cm"><text:p text:style-name="P2"><draw:frame draw:style-name="fr2" draw:name="Immagine32" text:anchor-type="as-char" svg:width="6.334cm" style:rel-width="100%" svg:height="3.833cm" style:rel-height="scale" draw:z-index="3"><draw:image xlink:href="../../Resources/Levels/Ingary/The%20Waste/Folding%20Valley/Folding%20Valley.jpg" xlink:type="simple" xlink:show="embed" xlink:actuate="onLoad" loext:mime-type="image/jpeg"/></draw:frame><text:span text:style-name="T1"><text:line-break/></text:span>Picture <text:sequence text:ref-name="refPicture2" text:name="Picture" text:formula="ooow:Picture+1" style:num-format="1">3</text:sequence>: Folding Valley</text:p></draw:text-box></draw:frame></text:p>
          </table:table-cell>
        </table:table-row>
        <table:table-row table:style-name="Images_5f_Ingary.2">
          <table:table-cell table:style-name="Images_5f_Ingary.A1" table:number-columns-spanned="3" office:value-type="string">
            <text:p text:style-name="P1">© 2004 Studio Ghibli</text:p>
          </table:table-cell>
          <table:covered-table-cell/>
          <table:covered-table-cell/>
        </table:table-row>
      </table:table>
      <text:h text:style-name="P7" text:outline-level="2">Radme</text:h>
      <text:p text:style-name="P3"><text:span text:style-name="T7">O</text:span><text:span text:style-name="T2">ver the ocean we find the continent Radme. Starting from the small city of Salt Marina it is possible to go through the hills close to the coast in the mainland of the continent. Radme is more arid and poor than Ingary, </text:span><text:span text:style-name="T9">it’s full of geysers and hot water sources, it has</text:span><text:span text:style-name="T2"> vegetation and fauna that recall equatorial climates. </text:span><text:span text:style-name="T8">Since the advent of Layton much of the earth has been covered by the slime, and fauna and vegetation have become increasingly rare.</text:span><text:span text:style-name="T2"> </text:span><text:span text:style-name="T8">Its</text:span><text:span text:style-name="T2"> capital, Cal, was governed by an enlightened king, who, weakened by the mourning of his two sons, fell victim to Layton’s power, which exploited his despair. Howl’s intervention allows the king to re-awake and organize the resistance in a clearing </text:span><text:span text:style-name="T4">in</text:span><text:span text:style-name="T2"> the north, but in the city the slime of despairing spirits continues to spread, multiplying. In the innermost part of the continent, beyond the marshes, stands the highest mountain, where Layton had been exiled and where today his fortress </text:span><text:span text:style-name="T4">is</text:span><text:span text:style-name="T2">.</text:span></text:p>
      <table:table table:name="Images_Radme" table:style-name="Images_5f_Radme">
        <table:table-column table:style-name="Images_5f_Radme.A" table:number-columns-repeated="3"/>
        <table:table-row table:style-name="Images_5f_Radme.1">
          <table:table-cell table:style-name="Images_5f_Radme.A1" office:value-type="string">
            <text:p text:style-name="P1"><draw:frame draw:style-name="fr1" draw:name="Cornice6" text:anchor-type="paragraph" svg:width="6.332cm" draw:z-index="8"><draw:text-box fo:min-height="3.561cm"><text:p text:style-name="P2"><draw:frame draw:style-name="fr2" draw:name="Immagine37" text:anchor-type="as-char" svg:width="6.332cm" style:rel-width="100%" svg:height="3.561cm" style:rel-height="scale" draw:z-index="11"><draw:image xlink:href="../../Resources/Levels/Radme/Salt%20Marina/Salt%20Marina.jpg" xlink:type="simple" xlink:show="embed" xlink:actuate="onLoad" loext:mime-type="image/jpeg"/></draw:frame><text:span text:style-name="T1"><text:line-break/></text:span>Picture <text:sequence text:ref-name="refPicture3" text:name="Picture" text:formula="ooow:Picture+1" style:num-format="1">4</text:sequence>: Salt Marina</text:p></draw:text-box></draw:frame></text:p>
          </table:table-cell>
          <table:table-cell table:style-name="Images_5f_Radme.A1" office:value-type="string">
            <text:p text:style-name="P1"><draw:frame draw:style-name="fr1" draw:name="Cornice5" text:anchor-type="paragraph" svg:width="6.334cm" draw:z-index="7"><draw:text-box fo:min-height="3.563cm"><text:p text:style-name="P2"><draw:frame draw:style-name="fr2" draw:name="Immagine36" text:anchor-type="as-char" svg:width="6.334cm" style:rel-width="100%" svg:height="3.563cm" style:rel-height="scale" draw:z-index="10"><draw:image xlink:href="../../Resources/Levels/Radme/Roaring%20Hills/Roaring%20Hills.png" xlink:type="simple" xlink:show="embed" xlink:actuate="onLoad" loext:mime-type="image/png"/></draw:frame><text:span text:style-name="T1"><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P1"><draw:frame draw:style-name="fr1" draw:name="Cornice4" text:anchor-type="paragraph" svg:width="6.334cm" draw:z-index="4"><draw:text-box fo:min-height="6.168cm"><text:p text:style-name="P2"><draw:frame draw:style-name="fr2" draw:name="Immagine35" text:anchor-type="as-char" svg:width="6.334cm" style:rel-width="100%" svg:height="6.168cm" style:rel-height="scale" draw:z-index="6"><draw:image xlink:href="../../Resources/Levels/Radme/Cal/Cal%20-%20landscape.png" xlink:type="simple" xlink:show="embed" xlink:actuate="onLoad" loext:mime-type="image/png"/></draw:frame><text:span text:style-name="T1"><text:line-break/></text:span>Picture <text:sequence text:ref-name="refPicture5" text:name="Picture" text:formula="ooow:Picture+1" style:num-format="1">6</text:sequence>: Cal</text:p></draw:text-box></draw:frame></text:p>
          </table:table-cell>
        </table:table-row>
        <table:table-row table:style-name="Images_5f_Radme.2">
          <table:table-cell table:style-name="Images_5f_Radme.A1" table:number-columns-spanned="3" office:value-type="string">
            <text:p text:style-name="P1">© 1997 Eiichiro Oda, 2000 LucasArts, 2002 Masashi Kishimoto</text:p>
          </table:table-cell>
          <table:covered-table-cell/>
          <table:covered-table-cell/>
        </table:table-row>
      </table:table>
      <text:h text:style-name="P7" text:outline-level="2"><text:soft-page-break/>Ingary under attack</text:h>
      <text:p text:style-name="Text_20_body"><text:span text:style-name="T3">In </text:span><text:span text:style-name="T2">the final stages of the game, when the protagonists have returned to Ingary to stop Layton’s progression, the cities have become very dark, </text:span><text:span text:style-name="T4">as</text:span><text:span text:style-name="T2"> the sky and the inhabitants. Only a few are saved from the slime, which drives mad crowds spreading like wildfire.</text:span></text:p>
      <table:table table:name="Table1" table:style-name="Table1">
        <table:table-column table:style-name="Table1.A" table:number-columns-repeated="3"/>
        <table:table-row>
          <table:table-cell table:style-name="Table1.A1" office:value-type="string">
            <text:p text:style-name="Table_20_Contents"><draw:frame draw:style-name="fr4" draw:name="Image1" text:anchor-type="paragraph" svg:width="3.56cm" svg:height="3.56cm" draw:z-index="14"><draw:image xlink:href="../../Resources/Levels/Ingary%20under%20attack/Ingary_Under_Attack%202.jpg" xlink:type="simple" xlink:show="embed" xlink:actuate="onLoad" draw:filter-name="&lt;All formats&gt;" loext:mime-type="image/jpeg"/></draw:frame></text:p>
          </table:table-cell>
          <table:table-cell table:style-name="Table1.A1" office:value-type="string">
            <text:p text:style-name="Table_20_Contents"><draw:frame draw:style-name="fr3" draw:name="Image2" text:anchor-type="paragraph" svg:width="6.334cm" svg:height="3.561cm" draw:z-index="13"><draw:image xlink:href="../../Resources/Levels/Ingary%20under%20attack/Ingary_Under_Attack%203.jpg" xlink:type="simple" xlink:show="embed" xlink:actuate="onLoad" draw:filter-name="&lt;All formats&gt;" loext:mime-type="image/jpeg"/></draw:frame></text:p>
          </table:table-cell>
          <table:table-cell table:style-name="Table1.A1" office:value-type="string">
            <text:p text:style-name="Table_20_Contents"><draw:frame draw:style-name="fr3" draw:name="Image3" text:anchor-type="paragraph" svg:width="6.334cm" svg:height="3.424cm" draw:z-index="12"><draw:image xlink:href="../../Resources/Levels/Ingary%20under%20attack/Ingary_Under_Attack.png" xlink:type="simple" xlink:show="embed" xlink:actuate="onLoad" draw:filter-name="&lt;All formats&gt;" loext:mime-type="image/png"/></draw:frame></text:p>
          </table:table-cell>
        </table:table-row>
        <table:table-row>
          <table:table-cell table:style-name="Table1.A1" table:number-columns-spanned="3" office:value-type="string">
            <text:p text:style-name="P6">© 2004 Studio Ghibli</text:p>
          </table:table-cell>
          <table:covered-table-cell/>
          <table:covered-table-cell/>
        </table:table-row>
      </table:table>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etting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1-27T17:39:06.471000000</dc:date>
    <meta:editing-duration>PT12M30S</meta:editing-duration>
    <meta:editing-cycles>13</meta:editing-cycles>
    <meta:generator>LibreOffice/6.1.2.1$Windows_X86_64 LibreOffice_project/65905a128db06ba48db947242809d14d3f9a93fe</meta:generator>
    <dc:creator>Michele Maione</dc:creator>
    <meta:document-statistic meta:table-count="4" meta:image-count="9" meta:object-count="0" meta:page-count="2" meta:paragraph-count="19" meta:word-count="373" meta:character-count="2191" meta:non-whitespace-character-count="1838"/>
    <meta:template xlink:type="simple" xlink:actuate="onRequest" xlink:title="" xlink:href="../MasterGameDesignDocument.odm" meta:date="2018-11-27T17:36:04.233000000"/>
  </office:meta>
</office:document-meta>
</file>